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57.07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84.16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06.74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/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2" svg:width="28.99mm" svg:height="17.81mm" svg:x="28.66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2" svg:width="28.99mm" svg:height="37.56mm" svg:x="73.25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2" svg:width="28.99mm" svg:height="22.48mm" svg:x="162.43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199.28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246.1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NUMERIC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NGE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4:21:33.8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40S</meta:editing-duration>
    <meta:editing-cycles>25</meta:editing-cycles>
    <meta:generator>LibreOffice/5.0.0.5$Windows_x86 LibreOffice_project/1b1a90865e348b492231e1c451437d7a15bb262b</meta:generator>
    <dc:date>2015-11-19T14:44:27.873000000</dc:date>
    <meta:document-statistic meta:table-count="2" meta:cell-count="91" meta:object-count="0"/>
    <meta:user-defined meta:name="Info 1"/>
    <meta:user-defined meta:name="Info 2"/>
    <meta:user-defined meta:name="Info 3"/>
    <meta:user-defined meta:name="Info 4"/>
  </office:meta>
</office:document-meta>
</file>